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b4635" officeooo:paragraph-rsid="000b4635"/>
    </style:style>
    <style:style style:name="P3" style:family="paragraph" style:parent-style-name="Text_20_body">
      <style:paragraph-properties fo:margin-top="0cm" fo:margin-bottom="0cm" loext:contextual-spacing="false"/>
      <style:text-properties fo:font-size="11pt" style:font-size-asian="11pt" style:font-size-complex="11pt"/>
    </style:style>
    <style:style style:name="P4" style:family="paragraph" style:parent-style-name="Text_20_body">
      <style:paragraph-properties fo:margin-top="0cm" fo:margin-bottom="0cm" loext:contextual-spacing="false"/>
      <style:text-properties fo:font-size="11pt" officeooo:paragraph-rsid="000b57d9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/>
      <style:text-properties fo:font-size="11pt" officeooo:rsid="000d0e9a" officeooo:paragraph-rsid="000d0e9a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/>
      <style:text-properties fo:font-size="11pt" officeooo:rsid="000d0e9a" officeooo:paragraph-rsid="000e40af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false"/>
      <style:text-properties fo:font-size="11pt" officeooo:rsid="000b4635" officeooo:paragraph-rsid="000b4635" style:font-size-asian="11pt" style:font-size-complex="11pt"/>
    </style:style>
    <style:style style:name="P8" style:family="paragraph" style:parent-style-name="Text_20_body">
      <style:paragraph-properties fo:margin-top="0cm" fo:margin-bottom="0cm" loext:contextual-spacing="false"/>
      <style:text-properties fo:font-size="11pt" officeooo:rsid="00087636" style:font-size-asian="11pt" style:font-size-complex="11pt"/>
    </style:style>
    <style:style style:name="P9" style:family="paragraph" style:parent-style-name="Text_20_body">
      <style:paragraph-properties fo:margin-top="0cm" fo:margin-bottom="0cm" loext:contextual-spacing="false"/>
      <style:text-properties fo:font-size="11pt" officeooo:rsid="0013bca4" officeooo:paragraph-rsid="0013bca4" style:font-size-asian="11pt" style:font-size-complex="11pt"/>
    </style:style>
    <style:style style:name="P10" style:family="paragraph" style:parent-style-name="Text_20_body">
      <style:paragraph-properties fo:margin-top="0cm" fo:margin-bottom="0cm" loext:contextual-spacing="false"/>
      <style:text-properties fo:font-size="11pt" officeooo:rsid="000f3e46" officeooo:paragraph-rsid="000f3e46" style:font-size-asian="11pt" style:font-size-complex="11pt"/>
    </style:style>
    <style:style style:name="P11" style:family="paragraph" style:parent-style-name="Text_20_body">
      <style:paragraph-properties fo:margin-top="0cm" fo:margin-bottom="0cm" loext:contextual-spacing="false"/>
      <style:text-properties fo:font-size="11pt" officeooo:rsid="001f48af" officeooo:paragraph-rsid="001f48af" style:font-size-asian="11pt" style:font-size-complex="11pt"/>
    </style:style>
    <style:style style:name="P12" style:family="paragraph" style:parent-style-name="Text_20_body">
      <style:paragraph-properties fo:margin-top="0cm" fo:margin-bottom="0cm" loext:contextual-spacing="false"/>
      <style:text-properties fo:font-size="11pt" fo:font-weight="bold" officeooo:paragraph-rsid="000b57d9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fo:font-size="11pt" fo:font-weight="bold" officeooo:rsid="00087636" officeooo:paragraph-rsid="000f3e46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fo:font-size="11pt" fo:font-weight="bold" officeooo:rsid="000f3e46" officeooo:paragraph-rsid="000f3e46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fo:font-size="11pt" fo:font-weight="bold" officeooo:rsid="000fafe0" officeooo:paragraph-rsid="000fafe0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fo:font-size="11pt" fo:font-weight="bold" officeooo:rsid="001f48af" officeooo:paragraph-rsid="001f48af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fo:font-size="11pt" fo:font-weight="bold" officeooo:rsid="0020c375" officeooo:paragraph-rsid="0020c375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fo:font-size="11pt" fo:font-weight="normal" officeooo:paragraph-rsid="00167c76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top="0cm" fo:margin-bottom="0cm" loext:contextual-spacing="false"/>
      <style:text-properties fo:font-size="11pt" fo:font-weight="normal" officeooo:rsid="001f48af" officeooo:paragraph-rsid="001f48af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top="0cm" fo:margin-bottom="0cm" loext:contextual-spacing="false"/>
      <style:text-properties fo:font-size="11pt" fo:font-weight="normal" officeooo:rsid="001def2e" officeooo:paragraph-rsid="001def2e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top="0cm" fo:margin-bottom="0cm" loext:contextual-spacing="false"/>
      <style:text-properties officeooo:rsid="00087636" officeooo:paragraph-rsid="000b8d8a"/>
    </style:style>
    <style:style style:name="P22" style:family="paragraph" style:parent-style-name="Standard">
      <style:paragraph-properties fo:margin-top="0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font-size="11pt" fo:font-weight="bold" officeooo:rsid="00087636" officeooo:paragraph-rsid="00087636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font-size="11pt" style:font-size-asian="11pt" style:font-size-complex="11pt"/>
    </style:style>
    <style:style style:name="P25" style:family="paragraph" style:parent-style-name="Standard">
      <style:paragraph-properties fo:margin-top="0cm" fo:margin-bottom="0cm" loext:contextual-spacing="false"/>
      <style:text-properties fo:font-size="11pt" officeooo:rsid="00087636" officeooo:paragraph-rsid="00087636" style:font-size-asian="11pt" style:font-size-complex="11pt"/>
    </style:style>
    <style:style style:name="P26" style:family="paragraph" style:parent-style-name="Standard">
      <style:paragraph-properties fo:margin-top="0cm" fo:margin-bottom="0cm" loext:contextual-spacing="false"/>
      <style:text-properties fo:font-size="11pt" officeooo:rsid="001bfe1c" officeooo:paragraph-rsid="001bfe1c" style:font-size-asian="11pt" style:font-size-complex="11pt"/>
    </style:style>
    <style:style style:name="P27" style:family="paragraph" style:parent-style-name="Standard">
      <style:paragraph-properties fo:margin-top="0cm" fo:margin-bottom="0cm" loext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top="0cm" fo:margin-bottom="0cm" loext:contextual-spacing="false" fo:break-before="page"/>
      <style:text-properties fo:font-size="11pt" fo:font-weight="bold" officeooo:rsid="00087636" officeooo:paragraph-rsid="000f3e46" style:font-size-asian="11pt" style:font-weight-asian="bold" style:font-size-complex="11pt" style:font-weight-complex="bold"/>
    </style:style>
    <style:style style:name="P29" style:family="paragraph" style:parent-style-name="Preformatted_20_Text">
      <style:paragraph-properties fo:margin-top="0cm" fo:margin-bottom="0cm" loext:contextual-spacing="false"/>
      <style:text-properties style:font-name="Liberation Serif" fo:font-size="11pt" officeooo:rsid="000b4635" officeooo:paragraph-rsid="000b4635" style:font-size-asian="11pt" style:font-size-complex="11pt"/>
    </style:style>
    <style:style style:name="P30" style:family="paragraph" style:parent-style-name="Preformatted_20_Text">
      <style:paragraph-properties fo:margin-top="0cm" fo:margin-bottom="0cm" loext:contextual-spacing="false"/>
      <style:text-properties style:font-name="Liberation Serif" fo:font-size="11pt" fo:font-weight="bold" officeooo:rsid="000f3e46" officeooo:paragraph-rsid="000f3e46" style:font-size-asian="11pt" style:font-weight-asian="bold" style:font-size-complex="11pt" style:font-weight-complex="bold"/>
    </style:style>
    <style:style style:name="P31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20%" fo:text-indent="0cm" style:auto-text-indent="false" fo:background-color="transparent"/>
      <style:text-properties fo:font-size="11pt" style:font-size-asian="11pt" style:font-size-complex="11pt"/>
    </style:style>
    <style:style style:name="P32" style:family="paragraph" style:parent-style-name="Text_20_body" style:master-page-name="">
      <loext:graphic-properties draw:fill="none"/>
      <style:paragraph-properties fo:margin-left="1.3cm" fo:margin-right="0cm" fo:margin-top="0cm" fo:margin-bottom="0cm" loext:contextual-spacing="false" fo:line-height="120%" fo:text-indent="0cm" style:auto-text-indent="false" style:page-number="auto" fo:background-color="transparent"/>
      <style:text-properties fo:font-size="11pt" style:font-size-asian="11pt" style:font-size-complex="11pt"/>
    </style:style>
    <style:style style:name="P33" style:family="paragraph" style:parent-style-name="Standard">
      <style:text-properties fo:font-size="11pt" officeooo:rsid="001c5e37" officeooo:paragraph-rsid="001c5e37" style:font-size-asian="11pt" style:font-size-complex="11pt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fo:font-size="11pt" style:font-size-asian="11pt" style:font-size-complex="11pt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fo:font-size="11pt" officeooo:paragraph-rsid="000cb451" style:font-size-asian="11pt" style:font-size-complex="11pt"/>
    </style:style>
    <style:style style:name="P36" style:family="paragraph" style:parent-style-name="Text_20_body" style:list-style-name="L1">
      <style:paragraph-properties fo:margin-top="0cm" fo:margin-bottom="0cm" loext:contextual-spacing="false"/>
      <style:text-properties fo:font-size="11pt" officeooo:paragraph-rsid="000b57d9" style:font-size-asian="11pt" style:font-size-complex="11pt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fo:font-size="11pt" officeooo:rsid="0018110a" officeooo:paragraph-rsid="0018110a" style:font-size-asian="11pt" style:font-size-complex="11pt"/>
    </style:style>
    <style:style style:name="P38" style:family="paragraph" style:parent-style-name="Text_20_body">
      <style:paragraph-properties fo:margin-top="0cm" fo:margin-bottom="0cm" loext:contextual-spacing="false"/>
      <style:text-properties fo:font-size="11pt" officeooo:rsid="00276f0e" officeooo:paragraph-rsid="00297f0b" style:font-size-asian="11pt" style:font-size-complex="11pt"/>
    </style:style>
    <style:style style:name="P39" style:family="paragraph" style:parent-style-name="List_20_Heading" style:list-style-name="L1">
      <style:paragraph-properties fo:margin-top="0cm" fo:margin-bottom="0cm" loext:contextual-spacing="false"/>
    </style:style>
    <style:style style:name="T1" style:family="text">
      <style:text-properties officeooo:rsid="000b57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ca4" style:font-weight-asian="bold" style:font-weight-complex="bold"/>
    </style:style>
    <style:style style:name="T4" style:family="text">
      <style:text-properties officeooo:rsid="000cb451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0b8d8a" style:font-size-asian="11pt" style:font-size-complex="11pt"/>
    </style:style>
    <style:style style:name="T7" style:family="text">
      <style:text-properties fo:font-size="11pt" officeooo:rsid="000b57d9" style:font-size-asian="11pt" style:font-size-complex="11pt"/>
    </style:style>
    <style:style style:name="T8" style:family="text">
      <style:text-properties officeooo:rsid="001bfe1c"/>
    </style:style>
    <style:style style:name="T9" style:family="text">
      <style:text-properties officeooo:rsid="001c5e37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officeooo:rsid="00116e5e"/>
    </style:style>
    <style:style style:name="T12" style:family="text">
      <style:text-properties officeooo:rsid="00247021"/>
    </style:style>
    <style:style style:name="T13" style:family="text">
      <style:text-properties officeooo:rsid="002621a5"/>
    </style:style>
    <style:style style:name="T14" style:family="text">
      <style:text-properties officeooo:rsid="000b4635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882cm" text:min-label-width="0.63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Intallation OpenCV under Linux</text:p>
      <text:p text:style-name="P25"/>
      <text:p text:style-name="P21"><text:span text:style-name="T6">At </text:span><text:a xlink:type="simple" xlink:href="https://docs.opencv.org/trunk/d7/d9f/tutorial_linux_install.html" text:style-name="Internet_20_link" text:visited-style-name="Visited_20_Internet_20_Link"><text:span text:style-name="T5">https://docs.opencv.org/trunk/d7/d9f/tutorial_linux_install.html</text:span></text:a><text:span text:style-name="T5"> </text:span><text:span text:style-name="T6">you can find very detailed instructions and additional packeges etc. It is recommended to carry out the following steps to have a quick start with OpenCV.</text:span></text:p>
      <text:p text:style-name="P24"/>
      <text:p text:style-name="P22">Required Packages</text:p>
      <text:p text:style-name="P22"/>
      <text:p text:style-name="P27">The packages can be installed using a terminal and the following commands:</text:p>
      <text:p text:style-name="P32">sudo apt-get install build-essential</text:p>
      <text:p text:style-name="P31">sudo apt-get install cmake git libgtk2.0-dev pkg-config libavcodec-dev libavformat-dev libswscale-dev</text:p>
      <text:p text:style-name="P31">sudo apt-get install python-dev python-numpy libtbb2 libtbb-dev libjpeg-dev libpng-dev libtiff-dev libjasper-dev libdc1394-22-dev</text:p>
      <text:p text:style-name="P31"/>
      <text:p text:style-name="P22"><text:span text:style-name="T1">Download </text:span>OpenCV <text:span text:style-name="T1">v</text:span>ersion <text:span text:style-name="T9">3.1.0</text:span></text:p>
      <text:p text:style-name="P22"/>
      <text:p text:style-name="P18"><text:span text:style-name="T8">download and unzip</text:span> the source archive<text:span text:style-name="T9">s</text:span> <text:span text:style-name="T1">at desired location e. g. /home/jule/OpenCV</text:span></text:p>
      <text:p text:style-name="P22"/>
      <text:p text:style-name="P26">https://github.com/opencv/opencv/releases/tag/3.1.0</text:p>
      <text:p text:style-name="P33">https://github.com/opencv/opencv_contrib/releases/tag/3.1.0</text:p>
      <text:p text:style-name="P12"/>
      <text:p text:style-name="P24"><text:span text:style-name="T2">Building OpenCV from Source Using CM</text:span>ake</text:p>
      <text:p text:style-name="P4"/>
      <text:p text:style-name="P4"><text:span text:style-name="T1">1. </text:span>Create a temporary directory, which we denote as &lt;cmake_build_dir&gt;, where you want to put the generated Makefiles, project files as well the object files and output binaries and enter there.</text:p>
      <text:list xml:id="list4253758623971755058" text:style-name="L1">
        <text:list-header>
          <text:p text:style-name="P35">cd <text:span text:style-name="T1">home/jule/OpenCV/</text:span>opencv<text:span text:style-name="T4">-3.1.0</text:span></text:p>
          <text:p text:style-name="P34">mkdir build</text:p>
          <text:p text:style-name="P36">cd build</text:p>
          <text:p text:style-name="P36"/>
        </text:list-header>
      </text:list>
      <text:p text:style-name="P24"><text:span text:style-name="T1">2. </text:span>Configuring. Run cmake [&lt;some optional parameters&gt;] &lt;path to the OpenCV source directory&gt;</text:p>
      <text:list xml:id="list93908713117424" text:continue-numbering="true" text:style-name="L1">
        <text:list-header>
          <text:p text:style-name="P37">cmake -D CMAKE_BUILD_TYPE=Release -D OPENCV_EXTRA_MODULES_PATH='/home/jule/OpenCV/opencv_contrib-3.1.0/modules/' -D CMAKE_INSTALL_PREFIX=/usr/local ..</text:p>
          <text:p text:style-name="P34"/>
          <text:p text:style-name="P39"><text:span text:style-name="T10">Note: Use </text:span><text:span text:style-name="Source_20_Text"><text:span text:style-name="T10">cmake -DCMAKE_BUILD_TYPE=Release -DCMAKE_INSTALL_PREFIX=/usr/local ..</text:span></text:span><text:span text:style-name="T10"> , without spaces after -D if the above example doesn't work</text:span></text:p>
          <text:p text:style-name="P34"/>
        </text:list-header>
      </text:list>
      <text:p text:style-name="P1"><text:span text:style-name="T7">3. </text:span><text:span text:style-name="T5">Build. From build directory execute </text:span><text:span text:style-name="Emphasis"><text:span text:style-name="T5">make</text:span></text:span><text:span text:style-name="T5">, it is recommended to do this in several threads</text:span></text:p>
      <text:list xml:id="list93908248738588" text:continue-numbering="true" text:style-name="L1">
        <text:list-header>
          <text:p text:style-name="P34">make -j7 # runs 7 jobs in parallel</text:p>
          <text:p text:style-name="P34"/>
        </text:list-header>
      </text:list>
      <text:p text:style-name="P3"><text:span text:style-name="T1">4. </text:span>To install libraries, execute the following command from build directory</text:p>
      <text:list xml:id="list93908939216040" text:continue-numbering="true" text:style-name="L1">
        <text:list-header>
          <text:p text:style-name="P34">sudo make install</text:p>
          <text:p text:style-name="P34"/>
        </text:list-header>
      </text:list>
      <text:p text:style-name="P5">5. Test: create Test directory at <text:span text:style-name="T1">home/jule/OpenCV </text:span>and insert directory<text:span text:style-name="T12"> </text:span>DisplayPicture <text:span text:style-name="T13">from CV folder</text:span></text:p>
      <text:p text:style-name="P6">enter the following commands at the terminal<text:tab/></text:p>
      <text:p text:style-name="P5"><text:tab/>cd home/jule/<text:span text:style-name="T12">OpenCV/</text:span>Test/DisplayPicture</text:p>
      <text:p text:style-name="P5"><text:tab/>cmake .</text:p>
      <text:p text:style-name="P5"><text:tab/>make</text:p>
      <text:p text:style-name="P5"><text:tab/>./DisplayPicture <text:span text:style-name="T13">b</text:span>lood.jpg</text:p>
      <text:p text:style-name="P5"/>
      <text:p text:style-name="P5">the picture should be displayed</text:p>
      <text:p text:style-name="P28">Using OpenCV with Eclipse</text:p>
      <text:p text:style-name="P13"/>
      <text:p text:style-name="P14">Installation of Java</text:p>
      <text:p text:style-name="P7"/>
      <text:p text:style-name="P29"><text:tab/>sudo apt-get install default-jre </text:p>
      <text:p text:style-name="P29"/>
      <text:p text:style-name="P30">Download Eclipse IDE for C/C++ Developers</text:p>
      <text:p text:style-name="P7"/>
      <text:p text:style-name="P2"><text:a xlink:type="simple" xlink:href="http://www.eclipse.org/downloads/eclipse-packages/" text:style-name="Internet_20_link" text:visited-style-name="Visited_20_Internet_20_Link"><text:span text:style-name="T5">http://www.eclipse.org/downloads/eclipse-packages/</text:span></text:a></text:p>
      <text:p text:style-name="P10">unpack it at e. g. /home/jule/</text:p>
      <text:p text:style-name="P11">open it and set the workspace</text:p>
      <text:p text:style-name="P7"/>
      <text:p text:style-name="P16">Create new C++ Project</text:p>
      <text:p text:style-name="P15"/>
      <text:p text:style-name="P19"><text:span text:style-name="T11">S</text:span>ettings </text:p>
      <text:p text:style-name="P19"><text:tab/>All: C++ Managed Build<text:tab/></text:p>
      <text:p text:style-name="P19"><text:tab/>Project name: OpenCV</text:p>
      <text:p text:style-name="P19"><text:tab/>Empty Project<text:tab/></text:p>
      <text:p text:style-name="P19"><text:tab/>Toolchain: Linux GCC<text:tab/></text:p>
      <text:p text:style-name="P19"/>
      <text:p text:style-name="P19">Insert <text:span text:style-name="T13">all </text:span>projects <text:span text:style-name="T13">from CV folder </text:span>into the OpenCV <text:span text:style-name="T13">folder</text:span>.</text:p>
      <text:p text:style-name="P20">I recommend to use eclipse more like an editor and not for compiling and executing.</text:p>
      <text:p text:style-name="P20"/>
      <text:p text:style-name="P17">Fiji</text:p>
      <text:p text:style-name="P7"/>
      <text:p text:style-name="P38">download, unpack and start from: <text:a xlink:type="simple" xlink:href="https://imagej.net/Fiji/Downloads" text:style-name="Internet_20_link" text:visited-style-name="Visited_20_Internet_20_Link"><text:span text:style-name="T14">https://imagej.net/Fiji/Downloads</text:span></text:a></text:p>
      <text:p text:style-name="P38"><text:span text:style-name="T3"/></text:p>
      <text:p text:style-name="P38"><text:span text:style-name="T3">Convert Images into music</text:span></text:p>
      <text:p text:style-name="P9"/>
      <text:p text:style-name="P9"><text:a xlink:type="simple" xlink:href="https://ojack.github.io/PIXELSYNTH/" text:style-name="Internet_20_link" text:visited-style-name="Visited_20_Internet_20_Link">https://ojack.github.io/PIXELSYNTH/</text:a></text:p>
      <text:p text:style-name="P9">http://www.musicalgorithms.org/3.2/#howto</text:p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1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5:41:00.691980008</meta:creation-date>
    <meta:generator>LibreOffice/5.1.6.2$Linux_X86_64 LibreOffice_project/10m0$Build-2</meta:generator>
    <dc:date>2018-01-30T09:39:07.599659995</dc:date>
    <meta:editing-duration>PT7H30M26S</meta:editing-duration>
    <meta:editing-cycles>20</meta:editing-cycles>
    <meta:document-statistic meta:table-count="0" meta:image-count="0" meta:object-count="0" meta:page-count="2" meta:paragraph-count="50" meta:word-count="327" meta:character-count="2623" meta:non-whitespace-character-count="2331"/>
  </office:meta>
</office:document-meta>
</file>